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/>
    </style:style>
    <style:style style:name="P2" style:parent-style-name="Normal" style:family="paragraph">
      <style:paragraph-properties fo:text-indent="0.25in"/>
    </style:style>
    <style:style style:name="P3" style:parent-style-name="Normal" style:family="paragraph">
      <style:paragraph-properties fo:break-before="page"/>
    </style:style>
    <style:style style:name="P4" style:parent-style-name="Normal" style:family="paragraph">
      <style:paragraph-properties fo:break-before="page"/>
    </style:style>
    <style:style style:name="P5" style:parent-style-name="Normal" style:family="paragraph">
      <style:paragraph-properties fo:break-before="page"/>
    </style:style>
    <style:style style:name="P6" style:parent-style-name="Normal" style:family="paragraph">
      <style:paragraph-properties fo:break-before="page"/>
    </style:style>
    <style:style style:name="P7" style:parent-style-name="Normal" style:family="paragraph">
      <style:paragraph-properties fo:text-indent="0.25in"/>
    </style:style>
    <style:style style:name="P8" style:parent-style-name="Normal" style:family="paragraph">
      <style:paragraph-properties fo:break-before="page"/>
    </style:style>
    <style:style style:name="P9" style:parent-style-name="Normal" style:family="paragraph">
      <style:paragraph-properties fo:break-before="page"/>
    </style:style>
    <style:style style:name="P10" style:parent-style-name="Normal" style:family="paragraph">
      <style:paragraph-properties fo:break-before="page">
        <style:tab-stops>
          <style:tab-stop style:type="left" style:position="2.1395in"/>
        </style:tab-stops>
      </style:paragraph-properties>
    </style:style>
    <style:style style:name="P11" style:parent-style-name="Normal" style:family="paragraph">
      <style:paragraph-properties fo:text-indent="0.25in"/>
    </style:style>
    <style:style style:name="P12" style:parent-style-name="Normal" style:family="paragraph">
      <style:paragraph-properties fo:break-before="page"/>
    </style:style>
    <style:style style:name="P13" style:parent-style-name="Normal" style:family="paragraph">
      <style:paragraph-properties fo:break-before="page"/>
    </style:style>
    <style:style style:name="P14" style:parent-style-name="Normal" style:family="paragraph">
      <style:paragraph-properties fo:break-before="page" fo:text-indent="0.25in"/>
    </style:style>
    <style:style style:name="P15" style:parent-style-name="Normal" style:family="paragraph">
      <style:paragraph-properties fo:break-before="page"/>
    </style:style>
    <style:style style:name="P16" style:parent-style-name="Normal" style:family="paragraph">
      <style:paragraph-properties fo:break-before="page"/>
    </style:style>
    <style:style style:name="P17" style:parent-style-name="Normal" style:family="paragraph">
      <style:paragraph-properties fo:break-before="page"/>
    </style:style>
    <style:style style:name="P18" style:parent-style-name="Normal" style:family="paragraph">
      <style:paragraph-properties fo:break-before="page"/>
    </style:style>
    <style:style style:name="P19" style:parent-style-name="Normal" style:family="paragraph">
      <style:paragraph-properties fo:break-before="page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paragraph-properties fo:break-before="page" fo:text-indent="0.25in"/>
    </style:style>
    <style:style style:name="P22" style:parent-style-name="Normal" style:family="paragraph">
      <style:paragraph-properties fo:break-before="page"/>
    </style:style>
    <style:style style:name="P23" style:parent-style-name="Normal" style:family="paragraph">
      <style:paragraph-properties fo:break-before="page"/>
    </style:style>
    <style:style style:name="P24" style:parent-style-name="Normal" style:family="paragraph">
      <style:paragraph-properties fo:break-before="page"/>
    </style:style>
    <style:style style:name="P25" style:parent-style-name="Normal" style:family="paragraph">
      <style:paragraph-properties fo:break-before="page"/>
    </style:style>
    <style:style style:name="P26" style:parent-style-name="Normal" style:family="paragraph">
      <style:paragraph-properties fo:break-before="page"/>
    </style:style>
    <style:style style:name="P27" style:parent-style-name="Normal" style:family="paragraph">
      <style:paragraph-properties fo:break-before="page"/>
    </style:style>
  </office:automatic-styles>
  <office:body>
    <office:text text:use-soft-page-breaks="true">
      <text:h text:style-name="P1" text:outline-level="1"><text:bookmark-start text:name="bookmark0"/>ΓΑΛΗΝΟΥ ΕΙ ^ΩΟΝ ΤΟ ΚΑΤΑ<text:line-break/>ΓΑΣΤΡΟΣ.<text:bookmark-end text:name="bookmark0"/></text:h>
      <text:p text:style-name="P2">[334] (406) Κεφ. α΄. Οπερ φυσικοῖς καὶ πᾶσι φι-<text:line-break/>λοσόφοις παρέχει μέχρι τῆς τήμερον περὶ τῆς τοῦ παντος<text:line-break/>φύσεως ζητησιν, τοῦτο τοῖς Ἀσκληπιαδου καὶ τοῖς τούτων<text:line-break/>ἐγγόνοις ἡ τοῦ γινομένου καὶ συνισταμενου βρέφους ἐν μη-<text:line-break/>τρα ἀμφίβολος ἔννοια. ὡς γὰρ οἱ τοῦ ὅλου ἔρευναν ποιοῦ-<text:line-break/>μενοι οὐδἐν σαφῶς ὡρίσαντο ποτερον ζῶον ἢ μὴ, τὸν αὐ-<text:line-break/>τὸν τρόπον καὶ οἱ τῆς τέχνης τῆς ἰατρικῆς προιστάμενοι<text:line-break/>ἀόριστον τον υπὲρ τοῦ φυομένου παιδίου παρέδοσαν λογον.</text:p>
      <text:soft-page-break/>
      <text:p text:style-name="P3">ὡς οὑν δυσκολου καὶ δυσκαταληπτου καὶ μήπω στάσιν εἰ-<text:line-break/>ληφότος πραγματος, τῶν εἰς αὐτὸ ῥηθέντων ποιήσασθαι<text:line-break/>χρή κοινην αϊκροασιν. ο τε γαρ λέγων ἐγὼ , ὑμεῖς τε οἱ<text:line-break/>κριταὶ φυσεως ανθρα,πίνης κατα τὸν Σωκράτην λελόγχαμεν,<text:line-break/>διόπερ μᾶλλον αγαπᾶν χρη τα λεγομενα ἢ παρὰ τοῦ προσὴ-<text:line-break/>κοντος ἐπιζητεῖν. τα γάρ ὑπεράνω τοῦ προκειμένου καὶ<text:line-break/>πρῶτος θεὸς οἶδε καὶ ὁ τούτου συνοπαδὸς καὶ ὰνδρῶν, ὅς<text:line-break/>άν ἐκείνῳ φίλος ῃ κατὰ Πλάτωνα. ἔστω δὴ φιλία τε ἅμα<text:line-break/>κοὶ μη φ.θονος η ὕβρις υπὸ τῶν τα τοιαῦτα πειρωμένων,<text:line-break/>οἴνω γὰρ ἀν ἡμεῖς τε φιλικώτερον προίοιμεν εἰς τὰ τοιαῦτα<text:line-break/>χωρία, ὑμεῖς δ᾽ ἕξετε τὴν διὰ παντὸς εἰς .πάντα αἰώνιον<text:line-break/>εὔνοιαν καὶ τὴν προς τὸ ομοφυλον ἀνεπίφθονον ὰρετήν.<text:line-break/>ἀλλὰ γὰρ ὥσπερ περὶ σμικροῦ κόσμου τοῦ ἀνθρώπου μέλ-<text:line-break/>λοντες λέγειν, τὴν ἀρχὴν ἀπὸ τοῦ [335] μεγάλου ποιησὁ-<text:line-break/>μεθα , οὔπερ οἶον δάνεισμα καὶ μόρια ὑπάρχομεν. προκα-<text:line-break/>τιισκιυασθεἄτης δὲ παρ᾽ ἡμῖν τῆς περὶ τουτου φύσεως, εὑ-<text:line-break/>ἐηλοτέρα η ἀνθρωπεία γενήσεται συστασις. περὶ αὐτοῦ<text:line-break/>ἐὴ πρό- (407) τερον τοῦ, ὅ τι ποτ᾽ ἐστὶν ὁ κόσμος ὁρισό-</text:p>
      <text:soft-page-break/>
      <text:p text:style-name="P4">μιθα. συστησεται γὰρ ῥἢστα η ουσία τοῦ ὅλου ὅρου τὸ<text:line-break/>πᾶν σημαναντος. προ δὲ τῆς ὑπαρξεως αὐτοῦ τί ἐστι ζῶον<text:line-break/>εἴπαμεν, τνα τοῦ ὅρου τοῦ προκειμένου ἐπαγγειλαμένου φανῇ<text:line-break/>τὰ τῆς φύσεως τοῦ παντὸς σπέρματος. ζῶον τοίνυν ἐστὶν<text:line-break/>οὐσία ἔμψυχος αἄτθητικη τῶ γένει πάντων τῶν ὑπ᾽ αὐτοῦ<text:line-break/>κατηγορουμένων. μέχρι μετ ουν άπλῶς τοιοῦτον λέγηται<text:line-break/>ἂν, πάντα περιλαβὼν ἐν ἐαυτῷ ἔχει. ἐπειδὰν δὲ τὸ εἰδο-<text:line-break/>ποιοῦν ἐκάστῳ προστεθῇ, τὸ διαφέρον ἐδείχθη γένος εἰς<text:line-break/>εἴδη μεριζόμενον. εἴδωμεν ουν εἰ ζῶόν ἐστιν ὁ κόσμος καὶ<text:line-break/>εἴ γε τὴν ἄρχην ἐγένετο, ειτ αυ παλιν τὴν ὁλόκληρον ἐπεῖχε<text:line-break/>φύσιν. κοσμος τοίνυν εστὶν συστημα ἐξ οὐρανοῦ καὶ γῆς<text:line-break/>καὶ τῶν μεταξυ φύσεων καὶ ὕδατος καὶ ἀέρος καὶ τὸ διῆ-<text:line-break/>κον ἔχον διὰ πάντων αὐιῶν ἀρχηγὸν καὶ πρωτόγονον πνεῦμα<text:line-break/>ὅπερ καλοῦσι παῖδες φιλοσοφων ἢ ψυχὴν ἢ μονάδα ἢ ἄτο-<text:line-break/>μον ἢ πῦρ η ομωνυμως τῷ γένει πνεῦμα το πρῶτον. ταῦτα<text:line-break/>δὲ ην μὲν καὶ προ τουτων ταυτην ἔχειν τὴν ἐπωνυμίαν,<text:line-break/>ἀλλὰ τότε μὲν ἄκριτα ἦν ἀδιάλλακτα καὶ ὥς φασί τινες</text:p>
      <text:soft-page-break/>
      <text:p text:style-name="P5">ὕλην εἶχε τοὔνομα, κοσμον δὲ νῦν διὰ τὸ ποιεῖν εὐμελῶς<text:line-break/>καὶ εὐτάκτως καὶ ὡς ἀν ἐν ῥυθμῷ καὶ κόσμῳ ποιεῖσθαι τὴν<text:line-break/>κίνησιν. ἀκινήτοις γὰρ ἡγήσομαι εἶναι καὶ λίθοις παρα-<text:line-break/>πλησίους τοὺς ἀκίνητον τοῦτο λέγοντας τὸ πᾶν. ἒξ ὅλων<text:line-break/>μὲν οὖν ὁ κόσμος ὅλος ἥρμοσται καὶ ἐκ τ, λείων τέλειος<text:line-break/>κοὶ ἒξ αὐτοτελῶν ανενδεης · καὶ ην καὶ ἔσται κινούμενον<text:line-break/>ζῶον. ἅλλα τοτε μὲν ἐσπαρμένην καὶ τὴν τοῦ πάντος<text:line-break/>ἔχουσαν λόγου δύναμιν ἐκέκτητο , διακριθεὶς δὲ καὶ τοῦ<text:line-break/>σκότους προελθὼν την οἰκείαν τῶν σπερμάτων ἀρετὴν ἔδει-<text:line-break/>ξ΄εν , ἔνθα μὲν γῆ φαινόμενος, ἔνθα δ᾽ ὕδωρ. ὅπου δὲ πῦρ<text:line-break/>σύν ἀέρι στεινόμενος πανταχοῦ τῷ τῆς αὐξήσεως τρόπῳ<text:line-break/>τῆ τῶν στοιχείοιν φύσει φωτίζων τὸ ὅλον, οἶον ὀφθαλμοῖς<text:line-break/>ἡλίῳ καὶ σελήνῃ καὶ τῇ τούτων διαυγείᾳ καὶ λαμπρὰ στιλ-<text:line-break/>πιότητι, κινήσει πάσῃ ὁδηγὸς γενομενος. συνεκκέκραται<text:line-break/>γὰρ αὐτῷ καὶ οὕτως ἒξ ἀρχῆς ἐπιγινομένῳ καὶ τὴν πρώτην<text:line-break/>συνισταμένῳ φύσιν. ζῶόν τε γάρ πρῶτον καὶ ἔμπνουν τε<text:line-break/>καὶ ἔννουν ὅδε ὁ κοσμος καὶ τότε ην καὶ νῦν φαίνεται.<text:line-break/>ἅσπερ οὖν οὐκ ἄν τις τολμήσας εἴποι μὴ ζῶον αὐτὸν ἡνίκα</text:p>
      <text:soft-page-break/>
      <text:p text:style-name="P6">ἐκυίσκετο, ἀπεδείξαμεν γὰρ ὡς ἒξ ὅλων ὅλος καὶ ὡς ἐκ τε-<text:line-break/>λείων τέλειος. πῶς γάρ ἀν ὁλοτελῆ παρείχετο μὴ ὢν ὅλως,<text:line-break/>οὕτω καὶ τὸ κατὰ γαστρος μὴ ζῶον εἴποι τις ἀν, ὅνπερ<text:line-break/>τρόπον ὁ χαλκοῦργος ἢ ὁ σιδηρεὺς ἢ ὁ ἀνδριαντουργὸς ἡ ὁ<text:line-break/>ναυπηγὸς ἢ τις τῶν ομοίων οικ αν λέγοιτο τέλειόν τι τῶν<text:line-break/>ἒξ αὐτοῦ καὶ ὁλόκληρον παρεσχηκέναι ἐλλείποντός τινος ἢ<text:line-break/>τῷ ἀνδριάντι χειρὸς ἢ ποδὸς ἢ τῇ μαχαίρα τῆς ἀκμῆς ἢ<text:line-break/>τῷ σκάφει τοῦ πηδαλίου · τὸ δ ανελλιπὲς καὶ τοῖς ἅπασιν<text:line-break/>ἀπηρτισμένον, ἡνίκα λείπει μηδὲν, τέλειον έστιν, κατὰ τον<text:line-break/>αὐτὸν τρόπον καὶ ὁ κόσμος καὶ τὸ κατά γαστρὸς οὐκ ἄν<text:line-break/>ποτε τὸν τέλειον ἔπασχε λόγον, εἰ μή τότε ὅτε πρῶτον τὸ<text:line-break/>εἶναι μεταλαμβάνων τὴν τοῦ παντὸς ἀνεδέξατο οὐσίαν.</text:p>
      <text:p text:style-name="P7">[356] Κεφ. β΄. Ἀλλὰ · καὶ ὅτι ἦν ὁ κόσμος ζῶον<text:line-break/>καὶ διὰ τοῦτο καὶ νῦν ἐστιν εἰρηκοτες ἐπὶ τὸν περὶ ἀν-<text:line-break/>θρὡπου τοῦ μετ ᾽ αὐτὸν κόσμον δευτέρου μετελθωμεν λό-<text:line-break/>γον. προδιωρισμένον ἡμῖν ἐστι ζῶον καὶ ἐξ ὦν μὲν, ὅτι</text:p>
      <text:soft-page-break/>
      <text:p text:style-name="P8">τὴν τοῦ ζώου παρείχετο χρείαν, ὅτε ἦν καὶ ἐν τῇ μήτρα τὸ<text:line-break/>παιδίον, εἰρηκοτος γε δη καὶ προθεσπίζοντος καὶ προκηρύτ-<text:line-break/>τοντος οἶον ἐκ Δελφικοῦ τρίποδος τοῦ τῶν Ἀσκληπιαδῶν<text:line-break/>Ἱπποκράτους. την γὰρ πρώτην καταβολην αὐτοῦ καὶ οἱ-<text:line-break/>υνεὶ ζωόιητα συνίστησιν απο τῶν ὅλων, εἰδώς μὴ ἄλλως<text:line-break/>δυνήσεσθαι το αυιοτελἒξ παρασχεῖν, εἰ μὴ τὴν ἀπὸ τῶν τε-<text:line-break/>λείων ζωογονίαν λαβοι. ἔρχεται μὲν ο γονος, φησὶν, ἀπὸ<text:line-break/>πανιος τοῦ σώματος, καὶ ἀπὸ γιὲν τῶν ὑγιεινῶν ὑγιεινὸς,<text:line-break/>ἀπὸ δὲ τῶν νοσερῶν νοσερός. ἀπὸ παντὸς εἶπε μέρους<text:line-break/>καὶ ὅλον ἐξ ὅλου , καὶ τοσοῦτον ἐνεδέησε τοῦ μὴ ζῶον εἰ-<text:line-break/>πειν, ὥστε καὶ ἀπελύσατο τὰ ἐγκλήματα τοῦ φήσαντος ἀν<text:line-break/>πρός αὐτόν τὰ ανάπηρα μη ειναι τέλειον. βουλόμενος γὰρ<text:line-break/>μη ἀμφιβάλλειν ζῶον ἔφη. τους μὲν υγιεινοῦς ἔχοντας τὸ<text:line-break/>πᾶν ὰνενδιὲς εἰς ἀρτιότητα τὸ σπέρμα καταβάλλεται, τοὺς<text:line-break/>κεκωλυμένους δὲ ἐλλείψει τοῦτο. ου τήν ὰπορίαν οὐκ ἔχει.<text:line-break/>πῶς γάρ αὐτὸ μὴ ὄν ἐν γενέσει ὑγιὲς ἀν γένοιτο. μόνου<text:line-break/>γάρ τοῦ ὄντος μὲν, οὐδέπω δὲ γενομένου, ὑγιοῦς δὲ δυνά-<text:line-break/>μει ὄντος καὶ διὰ τοῦτο γένεσιν ἐπιδεχομένου. τῶν γὰρ οὐκ</text:p>
      <text:soft-page-break/>
      <text:p text:style-name="P9">οντων εμφανως τὰ μιν ουτω γεγονεν, τα δε δυναται, ωσπερ<text:line-break/>καὶ τὸ οὐδέτερον σπέρμα. τὸ μὲν δυνασθαι ζῶον γενέσθαι,<text:line-break/>ἔχει δὲ τότε καὶ ἐνέργεια, ἡνίκα ἀντ ἀνθρώπου παρεχη-<text:line-break/>ται. τὰ δὲ οὔτ ἐστὶν οὔτε δύναται γενέσθαι οὔτε λόγον<text:line-break/>ἔχει, ὥσπερ αὐτὸ φύσει μὴ ὄν. τοῦτο γὰρ οὔτε τὸν τοῦ<text:line-break/>ὄντος οὔτε τὸν τοῦ γενησομένου δέχεται λόγον. ὀρθώσας<text:line-break/>τοίνυν κατὰ τὸν Ἰπποκρατην ζῶον αὐτὸ κατα γαστρὸς λε-<text:line-break/>γοιτο καὶ τοῦ σπείραντος αὐτὸ ἒξ ὅλων καὶ τὴν ὅλου παρε-<text:line-break/>χοντος δύναμιν. οὐ μόνον δὲ ὅτι ὰπὸ παντὸς καὶ ὅτι ζῶον<text:line-break/>ἐδήλωσεν, ἀλλ᾽ ἔδειξεν ἐπὶ ποσότητος ὅτι τὰς τοῦ παντὸς<text:line-break/>ἀρχάς ἔχει καὶ δύναται τὰ ὅμοια τῶν ἀφ᾽ ὦν τὴν ῥίζαν<text:line-break/>ἔσχεν λέγων · δίδυμα γίνεται μὲν ὑφ ἑνὸς λαγνευματος,<text:line-break/>ἔχουσι δὲ κόλπους καὶ γόμφους αἱ μῆτραι. ἐνταῦθα γὰρ<text:line-break/>σαφῶς νοεῖν ἔνεστι δύνασθαι τούτου τὸ καταβληθὲν είς τὴν<text:line-break/>μήτραν σπέρμα, ὅπερ ἦν ζώου φύσις. ὀλίγον γὰρ ὄν τῷ<text:line-break/>πλήθει πολὺ τῇ δυνάμει γίνεται καὶ δείκνυσι τήν ἀρχηγὸν<text:line-break/>αἴτιον καὶ την τῆς ζωὁτητος οὐσίαν. καὶ ὥσπερ τὸ ἐν τοῖς</text:p>
      <text:soft-page-break/>
      <text:p text:style-name="P10">πυρίταις πῦρ καὶ τὸ ἐν τιτάνῳ συνεσπαρμένον οὐκ ἄν τις<text:line-break/>φήσει μὴ εἶναι πῦρ, ὅτι μὴ καίει. γίνεται γὰρ ἐνεργεία τό-<text:line-break/>τε καὶ τὸ πῦρ, ἡνίκα ἀν ὕλης λάβηται καὶ τῆς ἔξωθεν ἀπὸ<text:line-break/>τοῦ παντος εἰσπνοῆς. ουτω καὶ το καταβληθὲν εἰς τἀς γυ-<text:line-break/>ναῖκας σπέρμα ἀληθεύσει τις ζῶον εἶναι λέγων. καὶ γἀρ<text:line-break/>τοῦτο δυνάμει μέν ἐστι ζῶον ἤδη· γίνεται δὲ καὶ ἐνεργεία,<text:line-break/>ἡνίκα προελθὸν ἒξω τῆς μήτρας ἐαυτῶ συνάψει τῷ τὴν ἀρ-<text:line-break/>χήν παρεσχηκότι. μόριον γὰρ καὶ ὰπόσπασμα ὁν τοῦ με-<text:line-break/>γάλου ζώου τοῦ κόσμου μένον μέν ἐν μυχοῖς καὶ φωλεῦον<text:line-break/>συγκρίσεως ἐπεχει λόγον, διακριθἐν δὲ καὶ γενόμενον ἒξω<text:line-break/>τούτου τοῦ βάθους οἶον χάους ἀσπάζεται τὴν ὁμόφυλον<text:line-break/>ταὶ ὁμοίαν φύσιν ταῖς τῆς ἐνεργείας πράξεσιν · κινεῖσθαι<text:line-break/>γάρ ταῖς ἐξ αὐτοῦ κινήσεσιν ἄρχεται. καὶ τὰ φωσφόρα ὄμ-<text:line-break/>ματα τείνει δια παντὸς τοῦ ἡλίου καὶ σελήνης μιμούμενον<text:line-break/>φύσιν καὶ τὸν νοῦν ἴστησι τῇ πρὸς τὸ ὅμοιον ἀπεικαζόμε-<text:line-break/>νον φορᾶ.<text:tab/>π</text:p>
      <text:p text:style-name="P11">[537] Κεφ. γ᾽. Ὡς μὲν οὖν ἀπεικότως τινὲς εἶ-<text:line-break/>πον οὐ ζῶον τὸ καιὰ γαστρὸς ἐκ τῶν εἰρημένων τεκμαί-</text:p>
      <text:soft-page-break/>
      <text:p text:style-name="P12">ρεσθαι. ὅσα δὲ καὶ ποῖα ζῶον ποιεῖ νῦν φράσω. τοῦ γοῦν<text:line-break/>ζώου διοικουμένου ὑπὸ ψυχῆς καὶ φύσεως καὶ τροφῆς καὶ<text:line-break/>πνευματος, τρέφεται μὲν γὰρ ψυχὴ πνεύματι, τροφαῖς δὲ<text:line-break/>ὑγραῖς καὶ ξηραῖς η φυσις, εὑρεθήσεται δὲ καὶ τὸ ἐν τῆ<text:line-break/>μητρα πάσαις ταῖς οἰκονομίαις χρώμενον. καὶ ταῖς πρὸς<text:line-break/>τὴν τῆς ψυχῆς κινήσεσι καὶ ταῖς πρὸς τὴν τῆς φύσεως αὔ-<text:line-break/>ξησιν. καταπίνει τε γὰρ καὶ ὡς Ἱπποκράτει δοκεῖ · τῷ τε<text:line-break/>γὰρ στόματι καὶ τῇ ῥινὶ τὴν πνοὴν ἄνωθεν ποιεῖσθαί φησι.<text:line-break/>τινὲς δὲ καὶ τῶν Ασκληπιαδῶν καὶ θηλάζειν αὐτὸ τὰς ἐν<text:line-break/>τῇ μήτρα κοτυληδόνας λέγουσί τε καὶ πέττειν, ἕπεσθαι γάρ<text:line-break/>ἀνάγκη τοῖς καταποθεῖσι καὶ πέψις, κάν ὅτι μάλιστα κα-<text:line-break/>τειργασμεε΄ην ἤδη παρὰ τῆς μητρὸς λαμβάνει τὴν τροφήν.<text:line-break/>προστεθὲν δὲ χωρὶς τῆς δεξαμένης αὐτὸ φύσεως οὐκ ἀν<text:line-break/>δυνατον οὐδὲ ομοιωθῆναι προιερον, εἰ μὴ ἒξ ὰναγκης τῷ<text:line-break/>τρεφομένῳ τσ τρέφον τῆς τοῦ παιδὸς φύσεως τὴν ὁμοίοισιν<text:line-break/>ἐργαζομένου. καὶ τότε τὰ ἔργα τῆς ( 408 ) φύσει,,ς παρα-<text:line-break/>σχεῖν καὶ ἀναλαμβανειν καὶ ἕτοιμον προς διάκρισιν καὶ<text:line-break/>διακρίνειν τὸ ἀλλότριον. τοῦτο γὰρ χολαὶ τῇ οἱ σύμπαντες</text:p>
      <text:soft-page-break/>
      <text:p text:style-name="P13">χυμοὶ διακριθείσης τῆς τροφῆς γίνονται. μὴ γὰρ δὴ μονον<text:line-break/>την δια πυλῶν εἰς ηπαρ δι᾽ ὀμφαλοῦ φερομένην ἐκ τῶν εμ-<text:line-break/>βρύων ὕλην τρέφειν νομίζετε. τρέφεται μὲν γὰρ καὶ δια<text:line-break/>τούτων τῶν οδῶν , μάλιστα καὶ διὰ τῶν τελεωτέρων καὶ<text:line-break/>δύ ὅ ἀν κατενεχθείη ἀπολαύει τροφῆς. μὴ γὰρ δὴ δοξῃς<text:line-break/>τοῦ Ἱπποκράτους εἰπόντος , ἡ δὲ ἀρχαιοτέρη τροφὴ δι᾽ ἐπι-<text:line-break/>γαστρίον ὀμφαλοῦ, ἀγνοεῖν αὐτὸν μὴ καὶ διὰ στόματος τρέ-<text:line-break/>φεσθαι. εἶπε γὰρ καὶ περὶ ταύτης τῆς ὁδοῦ ὡς ἐπανω<text:line-break/>προείρηται. μαρτύριον δὲ τοῦ καὶ ἐν μήτρα διὰ στόματος<text:line-break/>τὴν τροφην λαμβανειν τὸ ἅμα τῷ τεχθῆναι τὴν ὁρμην προς<text:line-break/>τὸν μαστὸν ἔχειν. οὐ γὰρ μὴ προεθισθὲν χρῆσθαι τῇ ὁδῷ<text:line-break/>ταχεῖαν οὕτω τὴν πρὸς αὐτὸ όρμἀν ὁδόν. ἀτμίζει δὲ καὶ<text:line-break/>πνετ,τοὶ την διακριθεῖσαν τροφὴν καὶ προστίθησιν ἐκασιῳ<text:line-break/>μορίῳ ῥαδίως· μεταβαλλει δὲ καὶ τὴν ἔκ σπέρματος εἰς χυ-<text:line-break/>μοὐς καὶ τὴν ἐκ χυμῶν εἰς σάρκας καὶ φλέβας καὶ νευρα<text:line-break/>καὶ ἀρτηρίας καὶ ὀστέα καὶ σπλάγχνα καὶ πιμελὴν · καὶ<text:line-break/>τὴν ἒξ ὀλίγου εἰς πολὐ καὶ τὸ ἐκ μικροῦ γίνεται μέγα τῆς<text:line-break/>αὐξητικῆς δυνάμεως μέχρι τῶν οἰκείων ὅρων τῆς αὐξησεως<text:line-break/>ἐκτεινούσης αὐτὸ καὶ περατούσης.</text:p>
      <text:soft-page-break/>
      <text:p text:style-name="P14">Κεφ. δ΄. Ἄ μὲν οὖν τῆς φύσεως ἔργα ἱκανῶς ἡμῖν<text:line-break/>ἐδείχθη λογοποιοῦσι τὰ κατὰ γαστρός · ὡς δὲ καὶ ψυχῆς<text:line-break/>μετέχει καὶ λογισμοῦ διὰ τῶν ἐξῆς πειρασομαι δεῖξαι. τῶν<text:line-break/>γὰρ αἰσθητηρίων ὑπὸ τῆς φύσεως μηχανωμένων εἰς το δια-<text:line-break/>πορθμεύειν τὰς ψυχικάς δυνάμεις, δὐ ὸφθαλμῶν μὲν την<text:line-break/>ὁρατικὴν, δι᾽ ῶτων δὲ τὴν ἀκουστικήν · γευστικὴν δὲ καὶ<text:line-break/>ὀσφρητικὴν διά γλώττης καὶ ῥινος · καὶ τήν αφην δὲ δια<text:line-break/>τῶν χειρῶν καὶ τῆς λοιπῆς τοῦ σὡματος ἐπαφῆς , φανερὸν<text:line-break/>ὅτι κενὸς οὐ λείπεται τόπος, ἀλλ᾽ ἕξει τὰ προειρημένα χω-<text:line-break/>ρία καὶ κατὰ γαστρὸς ὄντος τοῦ βρέφους, τὴν τῆς ψυχῆς<text:line-break/>οὑσίας καὶ τὸν ἐγκέφαλον δὲ ὄντα ταύτης οίκητηριον ἐξ<text:line-break/>ἀρχῆς ἔτι συνιστάμενον ἐν αὐτῷ τὸ κύτει τῆς κεφαλῆς<text:line-break/>ἐγγινόμενον ἔχει. δῆλον οιν κἀν τουτῳ ως ἅμα τῇ του<text:line-break/>σπέρματος εἰς τὴν μήτραν ἐξακοντἰσει συγκατέσπειρεν ἁ<text:line-break/>τῶν ὅλων δημιουργὸς καὶ τὴν ψυχὴν, ἵνα τῷ σώματι καὶ<text:line-break/>τὴν διοικοῦσαν αὐτῷ δύναμιν ἔχῃ. [338] ἢ γὰρ οὐκ ἴσμεν<text:line-break/>τοὺς ἔξωθεν δημιουργοῦντας τινων οργανων κατασκευὴν<text:line-break/>ποιουμένους πρός τινων ἐνεργειῶν πραξεις,· τρόπιν μἐν τον</text:p>
      <text:soft-page-break/>
      <text:p text:style-name="P15">ναυπηγον υποβαραυρον της νεως ενεκα γενομενην. χαρα-<text:line-break/>κωμα δὲ τῶν κυματων καὶ τεῖχος ἀσφαλὲς καὶ ἔρκος τῶν<text:line-break/>ὑφάλων πετρῶν. κοιλαίνοντα δὲ μακραῖς σύριγξι τὸν αυλο-<text:line-break/>ποιὅν τὴν ὕλην τοῦ χαλκοῦ πρὸς ὑποδοχην τῶν ἐνιεμένων<text:line-break/>πνευμάτων. τὸν δὲ μουσικον ἐκτείνοντα τἀς χορδας προς<text:line-break/>φθόγγων μελῳδίαν. καὶ τὸν ἑτοιμάζοντα ἤγουν παιωνικα<text:line-break/>φάρμακα πρὸς ἄμυναν τῶν παθῶν. καὶ τὸν σιρατηγον<text:line-break/>πρὸς τῆς παρατάξεως τακτικὰ προδιδάσκοντα πρὸς ὺπομο-<text:line-break/>νήν τῶν πολεμίων. ὥσπερ οὖν οἱ τὰ τοιαῦτα μηχανώμενοι<text:line-break/>τινὸς ἕνεκα την παρασκευὴν ἐργάζονται, οὕτω καὶ ἡ φύσις<text:line-break/>διαπλάττει τῶν ἐν ημῖν ἕκαστον ὡς ἐσόμενόν τινος ὄργανον.<text:line-break/>οὕτως τε καὶ ἦ τῶν νευρων φυσις ουσα ψυχῆς οίκητηριον<text:line-break/>ἐξ ἀρχῆς ἅμα τῷ πνεύματι συμβλαστάνουσα δηλοῖ τὴν ψυ-<text:line-break/>χὴν ἅμα τῷ σώματι συνισταμένῳ συνίστασθαι. καὶ γάρ εἰ<text:line-break/>μηπω ὀφθαλμὸς ὁρῷ, γλῶττα δὲ γεύεται, ους δὲ φωνῶν<text:line-break/>ἀντιλαμβάνεται · καὶ θερμῶν ἢ ψυχρῶν ἢ ὑγρῶν ἢ ξηρῶν<text:line-break/>ἀναίσθητος ἦ ἁφὴ γίνεται κατ᾽ ἐνέργειαν, ἀλλ᾽ ουν γε ὑπό-<text:line-break/>κειται φωλεύειν καὶ δύναται ταῦτα μετ᾽ ὀλίγον τεχθέντος</text:p>
      <text:soft-page-break/>
      <text:p text:style-name="P16">του βρέφους ἐργάζεσθαι. τολμησας δ αν εἴποιμι την ησυ-<text:line-break/>χίαν ἐνέργειαν. τὸ γὰρ ἔτι ἐν μήτρα ὄντος τοῦ παιδίου<text:line-break/>μύειν τοῖς βλεφαροις καὶ τῇ ῥινὶ συνεστάλθαι καὶ τοῖς οἰσὶν<text:line-break/>ὰνηκουστεῖν ἔργον ἐστὶ προσταττούσης ψυχῆς. τὴν γλῶτ-<text:line-break/>ταν δὲ οι κ ἄν τις φήσῃ μὴ γεύεσθαι ἐπὶ τῶν κυουμένων,<text:line-break/>ἔτι καὶ τῆς ποιοτητος ἀντιλαμβάνεσθαι, φανεροῦ τοῦ πρά-<text:line-break/>γματος γενομένου διά τι πάθος. πολλάκις γὰρ ἴσμεν ἐνα-<text:line-break/>ποθνησκοντα ἐν ταις μητραις παιδία φαυλότητι τῶν προσ-<text:line-break/>φερομένων δια στοματος την τροφὴν ἀποστραφέντα καὶ<text:line-break/>ἀπαγορεύσαντα, ἐπειπούσης διὰ τῆς ἐν τῆ γλώττῃ γευστι-<text:line-break/>κῆς δυναμεὡς τῆς φυσεως πρὸς τὴν τοῦ παιδὸς διαμονήν.<text:line-break/>καὶ τὸ ἀναπνεῖν δὲ ὄν ἔργον τῆς ψυχῆς παρεχόμενα τὰ ἔμ-<text:line-break/>βρυα. ἀναπνεῖ γὰρ διὰ στόματος ὡς καὶ μικρὸν πρόσθεν<text:line-break/>εἴπομεν. δῆλον ἐκ τοῦ συμπαρεῖναι καὶ τῷ σπέρματι καὶ<text:line-break/>τὴν ψυχὴν ἅμα τῇ φύσει. ψυχικὸν γάρ ἐνέργημα καὶ οὐ<text:line-break/>φισικον ἰατρων παιδες οἱ πλειστοι την αναπνοῆν ωρίσαντσ.<text:line-break/>παιδαριῶδες γὰρ οἴεσθαι παραγραφὴν εἶναι τοῦ μὴ ψυχῆς<text:line-break/>ἔργον. ὑπάρχειν αυτην τῷ φάναι τὸν καθεύδοντα ἀναπνεῖν</text:p>
      <text:soft-page-break/>
      <text:p text:style-name="P17">ἀπροαιρέτως οὔσης τῆς ἀναπνευστικῆς καὶ προαιρετικῆς.<text:line-break/>ὥσπερ γὰρ ἐγρηγοροτος τοῦ ζωου τῷ πασας υπάρχειν τὰς<text:line-break/>ἐνεργείας ἡ ψτ·χὴ , ὁρᾶται γὰρ καὶ ακούει καὶ διὰ τῶν λοι-<text:line-break/>πῶν αἰσθητηρίων ἐπιτελεῖ, κινεῖται δὲ καὶ τουτων δι᾽ αἰ-<text:line-break/>σθήσεως ἀντιλαμβάνεται καὶ πᾶσαν υφισταται πραγματείαν<text:line-break/>τείνασα ἑαυτὴν ἀκτινοειδῶς καὶ παρασπείρασα τοῖς ὀργάνοις,<text:line-break/>δέ ὢν τὰ χρειώδη συντελεῖ, τὸν αυτον τροπον καὶ νύκτωρ<text:line-break/>συσταλεῖσα καὶ σωρευθεῖσα μήτε ὑπὸ τῶν ὁρατῶν ἐτοχλοτ,-<text:line-break/>μένη μήτε ὑπὸ τῶν ἀκουστῶν διακρινομένη μήθ ὑπὸ τῶν<text:line-break/>ὸσφραντῶν ἀνατρεπομένη μήτε ὑπὸ τῶν ἀφῇ προσπιπτόν-<text:line-break/>των ἀλλοιουμένη μήτε δρόμοις ἢ περιπάτοις ἢ ἄλλοις γυ-<text:line-break/>μνασίοις διαπονουμένη μηδὲ ἐν αὐτοῖς γινομένη τὴν κατα<text:line-break/>ἀναπνοὴν ἐνέργειαν ἀπεργάζεται. ἢ τὴν μὲν φύσιν ἑκοῦσαν<text:line-break/>καὶ οὐ παθοῦσαν τὰ δέοντα ποιεῖν πεπιστεύκαμεν, ψυχὴν<text:line-break/>δὲ τῆς θειοτέρας μοίρας λαχοῦσαν οὐ παρακολουθεῖ τοῖς<text:line-break/>ἰδίοις ἐνεργήμασιν. θνητὸν καὶ γεῶδες ἡ φύσις καὶ διανοίας<text:line-break/>ἐκτός ἐστιν, ἢ οὔτε λογισμὸν ἔχει, τήν τε θνητὴν μόνην οίδε<text:line-break/>περίοδον, τήν τε φθαρτὴν πρᾶξιν εἴληφεν. ἡ ψυχὴ δἐ ἀπόῤ-</text:p>
      <text:soft-page-break/>
      <text:p text:style-name="P18">ῥοια μὲν τῆς πάσης ψυχῆς καὶ τῆς οὐρανίου χορείας έπι-<text:line-break/>στήμης ἀντιλαμβανεται , αεὶ δὲ ἐπὶ τὴν πρὸς τὸ ὅμοιον<text:line-break/>ἐπιγενομένην οδὸν υπερβαίνει μὲν γῆν, την ἐν ὕδατι πλά-<text:line-break/>νην ἀποστρέφεται, καὶ υπεραναβαίνει τὸν ἀέρα, καὶ πυρὸς<text:line-break/>ἀνωτέρα γίνεται. καὶ τῆς οὐρανίου θεότητος τυγχάνει. καὶ<text:line-break/>τὸν ὑπερουράνιον πολλακις βλέπει τοπον, συμπαραστατεῖ τῷ<text:line-break/>τῶν ὅλων δεσποτῃ περίοδος τῶν ἄνω γίνεται. [339] πολ-<text:line-break/>λάκις τοῖς αὐτοῖς ὁμοιοειδέσι τυγχάνει, οἶδε κάν ἐν σὡματι<text:line-break/>γίνηται πόθεν ἐστὶ καὶ ὅθεν. καὶ ὅτι σύνεστι τοῖς ὅλοις ὁ<text:line-break/>τῶν παντων παιηρ τουτοις τοῖς ὄμμασιν, ἐν οἶς ἀν καθι-<text:line-break/>δρύσηιαι αυτην χρωμενη. μη τοίνυν ἀγνοουσης φασκέτωσαν<text:line-break/>τῆς ψυχῆς γίγνεσθαι την αναπνοην ὕπνῳ σχολάζοντος τοῦ<text:line-break/>σώματος. ἱκανωτερον γὰρ πρὸς πάντα φύσεως ἡ ψυχὴ, καὶ<text:line-break/>δυναμωτέρα ῃ. καὶ μην φυσιν ομοία,ς τὴν ἐγρηγορότων καὶ<text:line-break/>καθευδόντων ἐνεργεῖν, δυνασθαι. πέττει γὰρ καὶ ἀναδίδωσι.<text:line-break/>καὶ διακρίνει καὶ προστίθησι καὶ αὐξάνει ἐν ἑκατέρῳ χρόνῳ.<text:line-break/>ψυχὴν δὲ μόνην ἐγρηγορότων πράττειν ἂ προσῆκε τῷ σώ-<text:line-break/>ματι. κοιμωμένων δὲ τὰ ὁμοῖα μὴ δύνασθαι ῇ. ἄτοπον</text:p>
      <text:soft-page-break/>
      <text:p text:style-name="P19">δὲ καὶ το ἱκανῶς δεδειγμένου τοῦ ζώου εἶναι τὸ κατὰ γα-<text:line-break/>στρος μὴ καὶ απο τῶν ἒξωθεν πιστώσασθαι τὰ προειρη-<text:line-break/>μένα. μυας τε καὶ σκώληκας οἶον ἐν μήτρα τῇ ὕλη ὁρῶν-<text:line-break/>τες γινόμενα ὀνομάζομεν ζῶα ἀποβλέποντες ἰλυσπώμενα,<text:line-break/>κἀκεῖνα δὲ, οἶμαι; τῆς προνοούσης αὐτῶν δυνάμεως ἐπιστα-<text:line-break/>τούσης. ἀμφισβητοῦμεν δὲ αὐτὴν περὶ τῶν (409) ἐν μή-<text:line-break/>τρα ζωουμένων, εἰ δεῖ σαφῶς ζῶον καλεῖν; καὶ ταῦτα κη-<text:line-break/>ρύττοντος Ἱπποκράτους. ζωοῦται τὰ μὴ ζῶα ἐν τῶν ζώων<text:line-break/>φύσιες παντων ἀδίδακτοι. δέον γὰρ εἰπεῖν, μὴ ζῶα, ἢ εἰ-<text:line-break/>πεῖν, γίνεται τὰ μέρεα. τοῦτο μὲν γὰρ παρέλειπε, τὸ δὲ τοῦ<text:line-break/>τελείου ονοματος κατεχρησατο , ἴνα ἅμα συνίστασθαι καὶ<text:line-break/>ζῶα εἶναι νοῶμεν. φιλοτιμότερον δὲ καὶ ἀμαχώτατον καὶ<text:line-break/>τὸ φύσιες δὲ πάντων ἀδίδακτοι προθέσπισεν , ἵν᾽ εἴ τις<text:line-break/>τροπῳ ἢ λόγω ἀπαιτοίη τῆς ζωωσεως ἐπὶ τὴν πάντα γεννῶ-<text:line-break/>σαν αὐτὴν, ἀδιδάκτως άναφεῥεται φύσιν. καὶ τὸ φύσιες δ᾽<text:line-break/>ἐξαρκεῖ πανταπασι παραγραφεσθαι τῶν ἀπίστων τὰς γνὡ-<text:line-break/>μας καὶ τῶν μὴ ζώων φασκοντων. εἰ γὰρ ἑκάστῳ τῶν ὅν-</text:p>
      <text:soft-page-break/>
      <text:p text:style-name="P20">των τὰ τέλη πρὸς τὸ ειναι παρεχομένην δίδωσι καὶ τῷ κυο-<text:line-break/>φορουμένῳ την τοῦ ζώου εἶναι τελείωσιν. πῶς δ᾽ ουκ εὔη-<text:line-break/>θες ψυχὴν μὲν καὶ σῶμα ζῶον εἶναι φασκειν, ἀφαιρεῖν δὲ<text:line-break/>τοῦ ὄντος τοὔνομα; ὅμοιον γάρ εἰ καὶ τοῦ τὸ πῦρ εἰδο-<text:line-break/>ποιοῦντος, ὅπερ ἐστὶν τὸ καῖον ἔχοντος τοῦ πυρὸς, τὸ μὲν<text:line-break/>ἔργον τις ὁμολογοίη, τό δ᾽ ἄνομα μὴ λέγοι, ἢ πάλιν τοῦ<text:line-break/>ἡλίου φωτίζοντος τὸ σκότος τὸ μὲν γινομενόν τις ὁμολογοίη,<text:line-break/>τὸ δ ημέραν ειναι τοῦτο ἀρνοῖτο τοὔνομα, ἡ εἴ τις τῆς<text:line-break/>ἒξ υγρῶν καὶ στερεῶν εἰς τοῦτο σύνοδον τρέφειν λέγοι , τὸ<text:line-break/>δὲ τροφην λέγεσθαι μὴ συντίθοιτο,^ ἢ τὸ μὲν τέμνον τὸν<text:line-break/>χαλκὸν ἢ σίδηρον, φεύγειν δὲ τὸ ὄνομα τῆς μαχαίρας, ἢ<text:line-break/>τὸ τμῆμα τοῦ τέμνοντος. ἀλλ᾽ οὐδἑ τοῦ ζοφώδους ἀέρος<text:line-break/>ὑπὸ ήλίου φωτιζομένου τὸ ἔργον βλέπων εἴποι τις ἀν τὸ<text:line-break/>τοιοῦτον μη ειναι ημέραν, οὔτε τοῦ πυρσς τὴν χρείαν τὸ<text:line-break/>πῦρ μὴ λέγεσθαι, οὔτε τοῦ τέμνοντος την ἐνέργειαν τὸ μὴ<text:line-break/>μάχαιραν εἶναι τουτου το ὄνομα, οὔτε το σπέρμα ζωοιμε-<text:line-break/>νον καὶ καταλαμβάνον τῆς ζωὡσεως ἀφαιρήσεταί τις τὴν<text:line-break/>προσηγορίαν.</text:p>
      <text:soft-page-break/>
      <text:p text:style-name="P21">Κεφ. ε΄. ᾽Ως μἐν ουν καὶ φύσεως καὶ ψυχῆς μετέχει<text:line-break/>τὸ εμβρυον καὶ τῶν ἐφ᾽ ἑκατέρας ἐνεργειῶν καὶ πῶς ἐστι<text:line-break/>ζῦον ἀποχρὡντως ἐδείξαμεν. λοιπὸν δἐ δείξομεν ζῶον εἶναι<text:line-break/>τὸ τοῖς μυχοῖς τῆς μήτρας ὲέ᾽ ἐγκείμενον. εἰ δέ τις ἡμᾶς<text:line-break/>ἀπαιτοίη φύσεως λογισμους, ἴστω παντα πραττουσαν αὐιην<text:line-break/>αὐτοδιδάκτως τε καὶ αυτομαθῶς. οὐδὲ γαρ ὅπως ὲν φυτοῖς<text:line-break/>σκώληκες γίνονται η αφ ἵππων καὶ βοῶν οἱ σφῆκες καὶ<text:line-break/>μέλιτται ῥαδιον ημῖν λέγειν, αλλ υπο τῆς φυὸεως απλῶς<text:line-break/>γίνεται. οὐδὲ γὰρ τούς ὄρνεις πέτεσθαι διδάσκει τις, οὐδὲ<text:line-break/>τό νοεῖν ἡμὰς ἢ ἀκοὑειν ἢ βλέπειν, [340] ἀλλ᾽ ὅμως καὶ<text:line-break/>τούς ὄρνιθας ὁρῶμεν πεττομένους καὶ ἡμᾶς αὐτοὺς χωρὶς<text:line-break/>μαθήσεως νοεῖν τε καὶ βλέπειν. ἀπόρρητος γάρ τις καὶ<text:line-break/>κεκρυμμένη καὶ πολὺ τῆς ἡμετέρας διανοίας βυθιωτέρα ἡ<text:line-break/>περὶ τὴν φυσιν αὐτουργία. μη τοίνυν μηδὲ περὶ τὴν τα<text:line-break/>ηιβρυα ζωογονίαν ἀπιστῶμεν ειναι ζωωσιν. ουδὲ γαρ ἐκεῖνα<text:line-break/>μανθάνει πρός τινος μετά τὸ τεχθῆναί τι τῶν οἰκείων ἔρ-<text:line-break/>γων, ἀλλ ἐνόντα ταῖς μήτραις καταπίνει καὶ πέττει καὶ<text:line-break/>διακρίνει τήν ἀναδοθεῖσαν καὶ προστίθησι τὴν καθαρθεῖ-</text:p>
      <text:soft-page-break/>
      <text:p text:style-name="P22">σαν καὶ τὴν περιττην απωθεῖται. ἵν᾽ ἐπειδὰν προς φῶς<text:line-break/>προέλθῃ τὴν περιττεύουσαν ἐκκρίνει. τό τε γὰρ μηκώνιον<text:line-break/>καλούμενον περίττωμα ὸν ἐξ ὅλης τῆς τοῦ ἐμβρύου τροφῆς<text:line-break/>ἐστιν καὶ τὸ ἐν τῷ οὐραχῷ ὑγρόν. ἥτε γὰρ κοιλίη φυ-<text:line-break/>σἄται, φησὶν ὁ παλαιὸς. ἀπὸ τῆς διὰ στόματος εἰσπνοῆς<text:line-break/>καὶ τὰ ἔντερα καὶ εἰς τον κυσσαρον ὁδός τις ἐπιγίνεται.<text:line-break/>κατὰ μικρον γαρ ἐμπῖπτον το περιτιον εἰς τὸν ἀρχὸν πα-<text:line-break/>ραγίνεται. κύσσαρον γὰρ τὸν ἀρχὸν εἴρηκε. καὶ μηδεὶς<text:line-break/>ἦμᾶς παραγέτω δια τήν τοῦ ἀμνίου υμεέος παράθεσιν μὴ<text:line-break/>δύνασθαι διὰ στόματος τρέφεσθαι τὰ ἔμβρυα, ἱκανὴ γὰρ ἡ<text:line-break/>φύσις διὰ τῶν πόρων ευπορἰαν παρασχεῖν καὶ ὁδὸν ἒξ εὑ-<text:line-break/>πρέπειαν ουσαν αὐταρκη. φησὶ δὲ Δημόκριτος ἅνθρωπον<text:line-break/>ἐξ ἀνθρωπου ἐξισῶσθαι καὶ κῦνα ἐκ κυνος καὶ βοῦν ἐκ<text:line-break/>βοός. ἀνήρ εἰδως μὲν καὶ την οὐρανιον θεωρίαν, θεωρίας<text:line-break/>δὲ καὶ τὴν ἐν ἡμῖν φύσιν οὐχ οἶόν τε ἀγνωμονεῖν χρήζει<text:line-break/>λέγειν, μὴ ζῶον τὸ κατὰ γαστρὸς , ὅλον ἐξ ὅλου συνιστάντος<text:line-break/>αὐτὸ δράσαντος νή * * * καὶ γὰρ οὐδ᾽ ἀν ἔσχεν ἀν-<text:line-break/>θρώπου λόγον τὸ γινόμενον. εἰ μὴ πάντας μὲν ἐν ἑαυτῷ</text:p>
      <text:soft-page-break/>
      <text:p text:style-name="P23">περιεῖχε τοὺς τελείους λογους. ἔμελλε δὲ ποιήσειν οἶα ταῦτα,<text:line-break/>άφ᾽ ὦν τὸ σπέρμα κατεσπάρη. ὥσπερ γάρ ἢ τὰ τῷ ποσῳ<text:line-break/>ἢ τὰ τῇ ποιότητι καταβληθέντα σπερματα ἀναδέχεται τό-<text:line-break/>πους ἢ περί τε τὰ ὁλομελοῦντα ἢ μὴ τοῖς πᾶσιν ἀπηρ-<text:line-break/>τισμένα ἢ μορφὰς ἄλλων ζώων ἔχοντα, τὸν αὐτὸν τρόπον<text:line-break/>καὶ ὅσα ὲκκαθῆ καὶ διακεκριμένα σπέρματα τυγχάνει τὸν<text:line-break/>ἐν τέλει τῶν ζὡων ἐπέχει λόγον. τὸ γὰρ λεῖπον παραπο-<text:line-break/>δισμὸν τῆς ὅλης φύσεως εἴληφε καὶ ἐκλείποντα τὰ ἔμβρυα<text:line-break/>καὶ διὰ τὸ αὐτὸ τοῦτο μὴ παραποδισθἐν ζῶα ποιεῖται ἐκ<text:line-break/>σπέρματος. μητ᾽ ουν φιλόσοφός τις ὡς ὰμύητος τοῖς ἄνω<text:line-break/>μήτ ᾽ ἰατρος τῶν απο Ασκληπιάδου ως αθεωρητος τοῦ<text:line-break/>ἀνθρώπου τῆς φύσεως ἀποκηρυττέτω καὶ ἀποξενούτω τὰ<text:line-break/>ἔμβρυα, ἀλλ᾽ αὐτὸς πολὺ πρότερον ἀναθεωρησάτω ἐφ᾽ ἑαυ-<text:line-break/>τόν· καὶ ἢ παρἀ πρεσβυτέρων μαθέτω ἢ υπο τῶν γεννη-<text:line-break/>σάντων ἀναμνησθήτω ὡς ἦν ποτε καὶ αὐτός ἔμβρυον. καὶ<text:line-break/>τοίνυν αὐτοῦ ἢ τότε ὡς ὑπὸ μήτρας πρότερον τελείως ἐν<text:line-break/>μήτρα ἐσχηματούργηται καὶ ὡς ἐκ σπέρματος τοῦ εἶναι γέ-<text:line-break/>γονεν ἦ ῥίζα αὐτῷ καὶ ὡς οὐκ ὀφείλει παρανοία ἄγειν τὴν</text:p>
      <text:soft-page-break/>
      <text:p text:style-name="P24">φύσιν. ῥαδιουργῆσαι γάρ ἐντι τα ἐκείνης θέσμια καὶ τούς<text:line-break/>τῆς γῆς δημιουργουμένους υπ αυτῆς φαναι ζῶον μὲν ύπάρ-<text:line-break/>χειν τὴν αὑτὴν τῆς γεννήσεως καὶ πάντα ἐσχηκότα τοῖς<text:line-break/>αὐτοῖς μυχοῖς ἐντεθραμμένον , φασκειν δὲ μη ζῶα τοὺς ἐν<text:line-break/>μήτρα τεθραμμένους. ἢ ἐκ μὲν πυρῶν οἱ πυροὶ γενήσον-<text:line-break/>ται καὶ ἐκ τῶν ἄλλων σπερμάτων τὰ ὅμοια καὶ ἐν φυτοῦ<text:line-break/>φυτὰ τὴν αυιὴν τοῖς γιγνομένοις φύσιν εἰληφότα, ἄνθρω-<text:line-break/>πος δὲ τὸ θειότερον τῶν ἄλλων καὶ τῶν ὅλων κρεῖττον, το<text:line-break/>ὅμοιον κατὰ δύναμιν θεῷ, μὴ τὴν αὐτὴν τοῖς σπείρασιν<text:line-break/>ἀναδέξασθαι θειότητα; ἀλλὰ γὰρ ἤδη καὶ νόμῳ καὶ τοῖς<text:line-break/>συμβεβηκόσι δείξομεν ζῶα τὰ ἔμβρυα. ἢ τοῦ μὲν ζῆν τῇ<text:line-break/>φύσει τὴν αἰτίαν προστιθέντες , τοῦ δ ευ ζῆν μετὰ τῆς<text:line-break/>ψυχῆς αὐτοὶ τὴν προσβασιν αναδεξαμενοι νομοθετοῦσι. τοῦτο<text:line-break/>γάρ εἰσιν οἱ νόμοι, κωλύειν μὲν τὰ κακὰ πράττεσθαι, φυ-<text:line-break/>λάττειν δὲ τὰ ἤδη ὄντα καλὰ, [341] ἢ τὰ μέλλοντα ἢ τὰ<text:line-break/>παρόντα προσποιεῖν, τιθέμενον τούς νόμους δύο τοῖς μεγί-<text:line-break/>στοις ἀπεδείξαμεν εἶναι τὰ ἐν τῇ γαστρὶ ζῶα · ἐνὶ μἐν τῷ<text:line-break/>προσθεῖναι τιμωρίαν τῷ αἰτίῳ τῆς ἐξαμβλώσεως γινομένῳ,</text:p>
      <text:soft-page-break/>
      <text:p text:style-name="P25">ἑτέρω δἐ καὶ δευτέρῳ τῷ δυνασθαι καὶ κλήρου μεταλαμβά-<text:line-break/>νειν καὶ τούς μήπω γεγενημένους. εἰδότες γὰρ ἀκριβεστε-<text:line-break/>ρον τῶν πλειόνων ὡς ἀν καὶ θεῶν εργα μιμούμενοι. θεῶν<text:line-break/>γάρ τὸ νομοθετεῖν πρῶτον, εἴπερ ὁ μὲν τῶν ὅλων πατὴρ<text:line-break/>ἐν θεοῖς πάντα διέταξε νόμῳ, κινεῖται γὰρ καὶ ὁ κόσμος<text:line-break/>ταῖς ἐκείνου προστάξεσι, καὶ οἱ πλανῆται δἐ τὴν οἰκείαν<text:line-break/>ἕκαστος σφαῖραν ἐν νενομοθετημένῳ χρόνῳ καὶ ἥλιος καὶ<text:line-break/>σελήνη τοὺς ὡρισμένους δρόμους. ἐρρίζωται δὲ ἡ γῆ τοῖς<text:line-break/>τοῦ δημιουργοῦ κελεύσμασιν, κέχυται ὕδωρ καὶ ἀὴρ ἥὰλω-<text:line-break/>ται καὶ πῦρ ὕεται καὶ τὴν ἰδίαν ἐνέργειαν ἕκαστον τηρεῖ<text:line-break/>φοβούμενον ὑπερβῆναι τὸν ἴδιον νόμον, ἐνομοθέτησε μὲν καὶ<text:line-break/>Κρησὶν ὁ κεὐς καὶ Λακεδαιμονίοις ὁ Πύθιος καὶ Ἀθη-<text:line-break/>ναίοις ἡ Παλλάς. οἱ οὖν τούτων μαθηταὶ νομοθέται Λυ-<text:line-break/>κοῦργος καὶ Σόλων βεβαίαις ἡμῖν δι᾽ ὦν προεῖπον κεφα-<text:line-break/>λαίων δύο (110) τὴν ὑπὲρ τῶν ἐμβρύων αναμφισβήτητον<text:line-break/>παρέσχον ὑπόθεσιν. εἰ γὰρ ὅταν μὴ ζῶα ην, οὐκ ἀν ἐκόλα-<text:line-break/>σαν τοῖς νόμοις φανερῶς τιμωρησάμενοι τοὺς αἰτίους τῆς<text:line-break/>ἐξαμβλώσεως , ἐπειδὴ δὲ ἔφησαν ζῶα εἶναι, τὴν τιμωρίαν</text:p>
      <text:soft-page-break/>
      <text:p text:style-name="P26">ἐπήγαγον. τίς γὰρ τον ἤδη τέλειον καὶ ὡμολογημένον ἄν-<text:line-break/>θρωπον είσπράπτεται δίκην ὑπὲρ τοῦ μήτε κατὰ τὴν μή-<text:line-break/>τραν ὄντος ὰνθρώπου μήτε τὴν ἀρχὴν ἒξωουμένου ποτὲ<text:line-break/>κλῆρον ἀφίησιν οὐ γινὡσκειν, εί ζῶον τὸ ἔμβρυον ,· πῶς οὖν<text:line-break/>ἐπισκήπτεις τὸ κατὰ γαστρὸς μὴ ζῶον εἶναι λέγων ,· τίς<text:line-break/>χρῆται διαδόχῳ τὸ μήπω εἶναι πεπιστευμενῳ,· τίς ἐρεῖ τὸν<text:line-break/>αὐτὸν κύριον τὸν αμφισβητούμενον ,· οὔπω Περικλῆς ἐγένετο<text:line-break/>όλύμπιος καὶ πᾶσιν ἤδη φοβερὸς τοῖς Ἕλλησι διὰ τὸ ἐνύ-<text:line-break/>πνιον ἦν. οὔπω Πεισίστρατος καὶ τύραννος ἦν · οὔπω<text:line-break/>Ὁλυμπιὰς Ἀλέξανδρον ἐκύη, καὶ πἀντες Ἄμμωνος ἔλεγον<text:line-break/>ἤδη παῖδα καὶ βασιλείας ηρχες. καὶ Κύψελος ἔτι ζωογοιού-<text:line-break/>μενος καὶ εἰ τοῖς Βακχιάδαις οὐκ ἐδόκει. φοβοῦντος αὐτοὺς<text:line-break/>ἰνδάλματος. λέγεται δὲ ὡς καὶ Ἐκάβη τὸν Ἀλέξανδρον<text:line-break/>ἐδεδοίκει πρὶν τεκεῖν ἐκπλήξαντα αὐτὴν γενναιοτέρου θεά-<text:line-break/>ματος, ὰλλὰ καὶ πάντες Φρύγες ἐκ τοῦ μήπω γεγενημένου<text:line-break/>πυρὸς δεχόμενοι τὰς συμφοράς. καὶ Ἀλκμήνη δὲ γεννήσασα<text:line-break/>τὸν Ἡρακλέα φοβερὰ τοῖς ὰντιστρατιώιαις ἐγίνετο καὶ τοὺς<text:line-break/>ἐχθροὐς μὴ θαρρεῖν ἐποίει τοτ παῖδα κατὰ γαστρὸς ἔχουσα.</text:p>
      <text:soft-page-break/>
      <text:p text:style-name="P27">τοσοῦτον ουν ἀπεῖχε τοῦ μὴ ζῶα λέγειν τὰ ἔμβρυα, παρὰ-<text:line-break/>σον καὶ τοῦ μη μονον ὡς ζῶα , ἀλλὰ καὶ τῆς ὰνθρώπου<text:line-break/>φύσεως ἀλκιμώτερα, κάν ἔτι ταῖς μήτραις ῇ προσεῤῥιζω-<text:line-break/>μένα. ἀλλὰ γὰρ ἤδη καὶ πρὸς αὐτά μοι τὰ ἔμβρυα γινέ-<text:line-break/>σθω ὁ λόγος ὡς ἤδη τὴν ἀνθρώπῳ ἐντελῆ ζωότητα μεμορ-<text:line-break/>φαμένα. προίετέ μοι τῶν μυχῶν μηδὲν πεφοβημένα μήτε<text:line-break/>γένους πάρεσιν μήτε φιλτάτων ἀπαλλοτρίωσιν μήτε κτημά-<text:line-break/>των αφαίρεσιν, οὐδὲν ὑμᾶς ἡ τῶν πολλῶν συκοφαντία καὶ<text:line-break/>τῶν αυτα αδικούντων τὴν φύσιν πανουργία παραγράψεται,<text:line-break/>ὅθεν αὐτῶν ὑμεῖς τιμωροὶ καταστήσεσθε ὡς Περικλῆς , ὡς<text:line-break/>Πεισίστρατος, ὡς Πάρις, ὡς ὁ Μακεδὼν Ἀλέξανδρος καὶ<text:line-break/>ως Ἡρακλῆς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Microsoft Sans Serif" style:font-name-asian="Microsoft Sans Serif" style:font-name-complex="Microsoft Sans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l" style:country-asian="GR" style:language-complex="el" style:country-complex="GR" style:text-combine="none" fo:hyphenate="true"/>
    </style:default-style>
    <style:style style:name="Normal" style:display-name="Normal" style:family="paragraph">
      <style:text-properties fo:color="#000000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66CC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25in" fo:margin-left="0.25in" fo:margin-bottom="0.25in" fo:margin-right="0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hal taaffe</meta:initial-creator>
    <dc:creator>cahal taaffe</dc:creator>
    <meta:creation-date>2023-02-01T09:16:00Z</meta:creation-date>
    <dc:date>2023-02-01T09:16:00Z</dc:date>
    <meta:template xlink:href="Normal.dotm" xlink:type="simple"/>
    <meta:editing-cycles>2</meta:editing-cycles>
    <meta:editing-duration>PT60S</meta:editing-duration>
    <meta:document-statistic meta:page-count="24" meta:paragraph-count="44" meta:word-count="3351" meta:character-count="22408" meta:row-count="159" meta:non-whitespace-character-count="19101"/>
  </office:meta>
</office:document-meta>
</file>